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454d3"/>
    </style:style>
    <style:style style:name="P2" style:family="paragraph" style:parent-style-name="Standard">
      <style:text-properties officeooo:paragraph-rsid="001704ef"/>
    </style:style>
    <style:style style:name="P3" style:family="paragraph" style:parent-style-name="Standard">
      <style:text-properties officeooo:paragraph-rsid="001850b1"/>
    </style:style>
    <style:style style:name="P4" style:family="paragraph" style:parent-style-name="Standard">
      <style:text-properties officeooo:paragraph-rsid="0018c234"/>
    </style:style>
    <style:style style:name="P5" style:family="paragraph" style:parent-style-name="Standard">
      <style:text-properties officeooo:paragraph-rsid="001a29eb"/>
    </style:style>
    <style:style style:name="P6" style:family="paragraph" style:parent-style-name="Standard">
      <style:text-properties officeooo:paragraph-rsid="001bf5c7"/>
    </style:style>
    <style:style style:name="P7" style:family="paragraph" style:parent-style-name="Standard">
      <style:text-properties officeooo:paragraph-rsid="001d2303"/>
    </style:style>
    <style:style style:name="P8" style:family="paragraph" style:parent-style-name="Standard">
      <style:text-properties officeooo:paragraph-rsid="001d9bef"/>
    </style:style>
    <style:style style:name="P9" style:family="paragraph" style:parent-style-name="Standard">
      <style:text-properties fo:font-style="italic" style:text-underline-style="none" style:font-style-asian="italic" style:font-style-complex="italic"/>
    </style:style>
    <style:style style:name="P10" style:family="paragraph" style:parent-style-name="Standard">
      <style:text-properties officeooo:paragraph-rsid="0026f732"/>
    </style:style>
    <style:style style:name="P11" style:family="paragraph" style:parent-style-name="Standard">
      <style:text-properties officeooo:paragraph-rsid="0027c21b"/>
    </style:style>
    <style:style style:name="P12" style:family="paragraph" style:parent-style-name="Standard">
      <style:text-properties officeooo:paragraph-rsid="00285d7b"/>
    </style:style>
    <style:style style:name="P13" style:family="paragraph" style:parent-style-name="Standard">
      <style:text-properties officeooo:paragraph-rsid="0029049a"/>
    </style:style>
    <style:style style:name="P14" style:family="paragraph" style:parent-style-name="Standard">
      <style:text-properties officeooo:paragraph-rsid="002930be"/>
    </style:style>
    <style:style style:name="P15" style:family="paragraph" style:parent-style-name="Standard">
      <style:text-properties officeooo:paragraph-rsid="002a95b9"/>
    </style:style>
    <style:style style:name="P16" style:family="paragraph" style:parent-style-name="Standard">
      <style:text-properties officeooo:paragraph-rsid="002efab9"/>
    </style:style>
    <style:style style:name="P17" style:family="paragraph" style:parent-style-name="Standard">
      <style:text-properties fo:color="#ff0000" officeooo:paragraph-rsid="00356f82"/>
    </style:style>
    <style:style style:name="P18" style:family="paragraph" style:parent-style-name="Standard">
      <style:text-properties officeooo:paragraph-rsid="0033a968"/>
    </style:style>
    <style:style style:name="P19" style:family="paragraph" style:parent-style-name="Standard">
      <style:text-properties fo:font-size="18pt" fo:font-weight="bold" officeooo:paragraph-rsid="001454d3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18pt" fo:font-weight="bold" officeooo:paragraph-rsid="001d9bef" style:font-size-asian="18pt" style:font-weight-asian="bold" style:font-size-complex="18pt" style:font-weight-complex="bold"/>
    </style:style>
    <style:style style:name="P21" style:family="paragraph" style:parent-style-name="Standard">
      <style:text-properties fo:font-size="14pt" fo:font-weight="bold" officeooo:paragraph-rsid="001454d3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paragraph-rsid="002efab9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paragraph-rsid="0026f732" style:font-size-asian="14pt" style:font-weight-asian="bold" style:font-size-complex="14pt" style:font-weight-complex="bold"/>
    </style:style>
    <style:style style:name="P24" style:family="paragraph" style:parent-style-name="Standard">
      <style:text-properties officeooo:paragraph-rsid="003ae961"/>
    </style:style>
    <style:style style:name="P25" style:family="paragraph" style:parent-style-name="Standard">
      <style:text-properties officeooo:paragraph-rsid="003c7940"/>
    </style:style>
    <style:style style:name="P26" style:family="paragraph" style:parent-style-name="Standard">
      <style:paragraph-properties fo:margin-left="0.9846in" fo:margin-right="0in" fo:text-indent="0in" style:auto-text-indent="false"/>
      <style:text-properties officeooo:paragraph-rsid="00161582"/>
    </style:style>
    <style:style style:name="P27" style:family="paragraph" style:parent-style-name="Standard">
      <style:paragraph-properties fo:break-before="page"/>
      <style:text-properties officeooo:paragraph-rsid="001454d3"/>
    </style:style>
    <style:style style:name="P28" style:family="paragraph" style:parent-style-name="Text_20_body">
      <style:text-properties fo:font-size="18pt" fo:font-weight="bold" officeooo:paragraph-rsid="001a29eb" style:font-size-asian="18pt" style:font-weight-asian="bold" style:font-size-complex="18pt" style:font-weight-complex="bold"/>
    </style:style>
    <style:style style:name="P29" style:family="paragraph" style:parent-style-name="Text_20_body">
      <style:paragraph-properties fo:margin-left="0.9846in" fo:margin-right="0in" fo:text-indent="0in" style:auto-text-indent="false"/>
      <style:text-properties officeooo:paragraph-rsid="00161582"/>
    </style:style>
    <style:style style:name="P30" style:family="paragraph" style:parent-style-name="Text_20_body">
      <style:paragraph-properties fo:break-before="page"/>
      <style:text-properties officeooo:paragraph-rsid="001454d3"/>
    </style:style>
    <style:style style:name="T1" style:family="text">
      <style:text-properties officeooo:rsid="001333c9"/>
    </style:style>
    <style:style style:name="T2" style:family="text">
      <style:text-properties officeooo:rsid="00142cbe"/>
    </style:style>
    <style:style style:name="T3" style:family="text">
      <style:text-properties officeooo:rsid="001454d3"/>
    </style:style>
    <style:style style:name="T4" style:family="text">
      <style:text-properties officeooo:rsid="00161582"/>
    </style:style>
    <style:style style:name="T5" style:family="text">
      <style:text-properties officeooo:rsid="001704ef"/>
    </style:style>
    <style:style style:name="T6" style:family="text">
      <style:text-properties officeooo:rsid="001850b1"/>
    </style:style>
    <style:style style:name="T7" style:family="text">
      <style:text-properties officeooo:rsid="0018c068"/>
    </style:style>
    <style:style style:name="T8" style:family="text">
      <style:text-properties officeooo:rsid="0018c234"/>
    </style:style>
    <style:style style:name="T9" style:family="text">
      <style:text-properties officeooo:rsid="001a29eb"/>
    </style:style>
    <style:style style:name="T10" style:family="text">
      <style:text-properties officeooo:rsid="001a36d0"/>
    </style:style>
    <style:style style:name="T11" style:family="text">
      <style:text-properties officeooo:rsid="001a6b70"/>
    </style:style>
    <style:style style:name="T12" style:family="text">
      <style:text-properties officeooo:rsid="001bf5c7"/>
    </style:style>
    <style:style style:name="T13" style:family="text">
      <style:text-properties officeooo:rsid="001c3d2b"/>
    </style:style>
    <style:style style:name="T14" style:family="text">
      <style:text-properties officeooo:rsid="001d2303"/>
    </style:style>
    <style:style style:name="T15" style:family="text">
      <style:text-properties officeooo:rsid="001d9bef"/>
    </style:style>
    <style:style style:name="T16" style:family="text">
      <style:text-properties style:text-underline-style="solid" style:text-underline-width="auto" style:text-underline-color="font-color" officeooo:rsid="001a29eb"/>
    </style:style>
    <style:style style:name="T17" style:family="text">
      <style:text-properties style:text-underline-style="solid" style:text-underline-width="auto" style:text-underline-color="font-color" officeooo:rsid="00161582"/>
    </style:style>
    <style:style style:name="T18" style:family="text">
      <style:text-properties style:text-underline-style="solid" style:text-underline-width="auto" style:text-underline-color="font-color" officeooo:rsid="001a36d0"/>
    </style:style>
    <style:style style:name="T19" style:family="text">
      <style:text-properties style:text-underline-style="solid" style:text-underline-width="auto" style:text-underline-color="font-color" officeooo:rsid="001850b1"/>
    </style:style>
    <style:style style:name="T20" style:family="text">
      <style:text-properties style:text-underline-style="none" officeooo:rsid="001a29eb"/>
    </style:style>
    <style:style style:name="T21" style:family="text">
      <style:text-properties style:text-underline-style="none" officeooo:rsid="00161582"/>
    </style:style>
    <style:style style:name="T22" style:family="text">
      <style:text-properties style:text-underline-style="none" officeooo:rsid="001a36d0"/>
    </style:style>
    <style:style style:name="T23" style:family="text">
      <style:text-properties style:text-underline-style="none" officeooo:rsid="001850b1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text-underline-style="none" style:font-style-asian="italic" style:font-style-complex="italic"/>
    </style:style>
    <style:style style:name="T26" style:family="text">
      <style:text-properties fo:font-style="italic" style:text-underline-style="none" officeooo:rsid="001d9bef" style:font-style-asian="italic" style:font-style-complex="italic"/>
    </style:style>
    <style:style style:name="T27" style:family="text">
      <style:text-properties officeooo:rsid="0026f732"/>
    </style:style>
    <style:style style:name="T28" style:family="text">
      <style:text-properties officeooo:rsid="002764d9"/>
    </style:style>
    <style:style style:name="T29" style:family="text">
      <style:text-properties officeooo:rsid="0027c21b"/>
    </style:style>
    <style:style style:name="T30" style:family="text">
      <style:text-properties officeooo:rsid="00285d7b"/>
    </style:style>
    <style:style style:name="T31" style:family="text">
      <style:text-properties officeooo:rsid="002a95b9"/>
    </style:style>
    <style:style style:name="T32" style:family="text">
      <style:text-properties officeooo:rsid="002c85ca"/>
    </style:style>
    <style:style style:name="T33" style:family="text">
      <style:text-properties officeooo:rsid="002d5570"/>
    </style:style>
    <style:style style:name="T34" style:family="text">
      <style:text-properties officeooo:rsid="002efab9"/>
    </style:style>
    <style:style style:name="T35" style:family="text">
      <style:text-properties officeooo:rsid="002f59f0"/>
    </style:style>
    <style:style style:name="T36" style:family="text">
      <style:text-properties officeooo:rsid="0030e7fd"/>
    </style:style>
    <style:style style:name="T37" style:family="text">
      <style:text-properties officeooo:rsid="0031190e"/>
    </style:style>
    <style:style style:name="T38" style:family="text">
      <style:text-properties officeooo:rsid="00346a5b"/>
    </style:style>
    <style:style style:name="T39" style:family="text">
      <style:text-properties officeooo:rsid="00356f82"/>
    </style:style>
    <style:style style:name="T40" style:family="text">
      <style:text-properties officeooo:rsid="00362800"/>
    </style:style>
    <style:style style:name="T41" style:family="text">
      <style:text-properties officeooo:rsid="00377a0e"/>
    </style:style>
    <style:style style:name="T42" style:family="text">
      <style:text-properties officeooo:rsid="003940e8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3ae961" style:font-style-asian="normal" style:font-style-complex="normal"/>
    </style:style>
    <style:style style:name="T45" style:family="text">
      <style:text-properties fo:font-style="normal" officeooo:rsid="001d9bef" style:font-style-asian="normal" style:font-style-complex="normal"/>
    </style:style>
    <style:style style:name="T46" style:family="text">
      <style:text-properties fo:font-style="normal" style:text-underline-style="none" style:font-style-asian="normal" style:font-style-complex="normal"/>
    </style:style>
    <style:style style:name="T47" style:family="text">
      <style:text-properties fo:font-style="normal" style:text-underline-style="none" officeooo:rsid="003940e8" style:font-style-asian="normal" style:font-style-complex="normal"/>
    </style:style>
    <style:style style:name="T48" style:family="text">
      <style:text-properties fo:font-style="normal" style:text-underline-style="none" officeooo:rsid="001d9bef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2">I </text:span><text:span text:style-name="T20">N</text:span><text:span text:style-name="T21">on-compliance </text:span><text:span text:style-name="T20">to the </text:span><text:span text:style-name="T22">Liskov </text:span><text:span text:style-name="T20">s</text:span><text:span text:style-name="T21">ubstitution principle in Apache CXF </text:span><text:span text:style-name="T23">(2.7.x) restful web services</text:span></text:p>
      <text:p text:style-name="P28"><text:span text:style-name="T23"/></text:p>
      <text:p text:style-name="Standard"><text:span text:style-name="T5">The Liskov </text:span><text:span text:style-name="T4">substitution principle </text:span><text:span text:style-name="T5">states that “</text:span>If for each object o1 of type S there is an object o2 of type T such that for all programs P defined in terms of T, the behavior of P is unchanged when o1 is substituted for o2 then S is a subtype of T.”</text:p>
      <text:p text:style-name="Standard"><text:span text:style-name="T5"/></text:p>
      <text:p text:style-name="P11"><text:span text:style-name="T29">In the following “receiver” stands for <text:s/>“</text:span><text:span text:style-name="T5">server or client”, </text:span><text:span text:style-name="T29">an </text:span><text:span text:style-name="T5">“</text:span><text:span text:style-name="T29">incoming object” stands for a “given service argument” server-side or an “object returned by a given service” client-side.</text:span></text:p>
      <text:p text:style-name="P11"><text:span text:style-name="T5"/></text:p>
      <text:p text:style-name="P2"><text:span text:style-name="T5">Non-compliance to this principle appear </text:span><text:span text:style-name="T4">in Apache CXF </text:span><text:span text:style-name="T6">(2.7.x) restful web services</text:span><text:span text:style-name="T6"><text:note text:id="ftn0" text:note-class="footnote"><text:note-citation>1</text:note-citation><text:note-body><text:p text:style-name="P25"><text:span text:style-name="T26"><text:s/></text:span><text:span text:style-name="T48">Diana Allam, Hervé Grall and Jean-Claude Royer, </text:span><text:span text:style-name="T26">From Object-Oriented Programming to Service-Oriented Computing: </text:span><text:span text:style-name="T25">How to Improve Interoperability by Preserving Subtyping</text:span></text:p></text:note-body></text:note></text:span><text:span text:style-name="T5"> in the following cases:</text:span></text:p>
      <text:p text:style-name="P2"><text:span text:style-name="T5"/></text:p>
      <text:p text:style-name="P2"><text:span text:style-name="T5">-CXF framework users develop their own data</text:span><text:span text:style-name="T10">-</text:span><text:span text:style-name="T5">binding </text:span><text:span text:style-name="T10">schema</text:span><text:span text:style-name="T5"> (.xsd), either by modifying the web.xml configuration file or by implementing their own marshalling/unmarshalling methods. </text:span><text:span text:style-name="T29">In this case interoperability might be compromised when subtypes of a given expected object type are received, even if these subtypes are known from the receiver.</text:span></text:p>
      <text:p text:style-name="P2"><text:span text:style-name="T29"/></text:p>
      <text:p text:style-name="P5"><text:span text:style-name="T5">-For a given distributed application </text:span><text:span text:style-name="T29">receiver</text:span><text:span text:style-name="T5"> do not know about the type of an incoming object. This might be the case <text:s/>either</text:span></text:p>
      <text:p text:style-name="P18"><text:span text:style-name="T5"><text:tab/></text:span><text:span text:style-name="T8">-</text:span><text:span text:style-name="T36">server-side: </text:span><text:span text:style-name="T7">In this example B extends A client-side, </text:span><text:span text:style-name="T29">B is not known server-side</text:span><text:span text:style-name="T7">. </text:span><text:span text:style-name="T8">T</text:span><text:span text:style-name="T7">he client calls a service </text:span><text:span text:style-name="T38">with B as argument whereas A is expected.</text:span></text:p>
      <text:p text:style-name="P18"><text:span text:style-name="T8"/></text:p>
      <text:p text:style-name="P26"><text:span text:style-name="T1">Response-Code: 400</text:span></text:p>
      <text:p text:style-name="P26"><text:span text:style-name="T1">Content-Type: text/plain</text:span></text:p>
      <text:p text:style-name="P26"><text:span text:style-name="T1">Headers: {Content-Type=[text/plain], Date=[Sun, 15 Dec 2013 15:56:01 GMT]}</text:span></text:p>
      <text:p text:style-name="P29"><text:span text:style-name="T1">Payload: JAXBException occurred : unexpected element (uri:"", local:"</text:span><text:span text:style-name="T6">B</text:span><text:span text:style-name="T1">"). Expected elements are &lt;{}</text:span><text:span text:style-name="T6">A</text:span><text:span text:style-name="T1">&gt;.</text:span></text:p>
      <text:p text:style-name="P3"><text:span text:style-name="T8"><text:tab/>-</text:span><text:span text:style-name="T36">client-side</text:span><text:span text:style-name="T36">: </text:span><text:span text:style-name="T5">or if the back-end is modified server-side </text:span><text:span text:style-name="T6">by</text:span><text:span text:style-name="T5"> </text:span><text:span text:style-name="T6">returning a </text:span><text:span text:style-name="T36">sub</text:span><text:span text:style-name="T6">type of what clients expect as response to requests. </text:span></text:p>
      <text:p text:style-name="P4"><text:span text:style-name="T8"/></text:p>
      <text:p text:style-name="P6"><text:span text:style-name="T11">In order to solve the issues previously mentioned, </text:span><text:span text:style-name="T12">two families of solutions exist. The first one consists in modifying the models </text:span><text:span text:style-name="T29">corresponding to</text:span><text:span text:style-name="T12"> expected incoming objects. The second one is</text:span><text:span text:style-name="T13"> </text:span><text:span text:style-name="T12">to completely modify incoming objects structure to make it compliant with those models.</text:span></text:p>
      <text:p text:style-name="P6"><text:span text:style-name="T11"/></text:p>
      <text:p text:style-name="P6"><text:span text:style-name="T11">“WADL models the resources provided by a service and the relationships between them.</text:span><text:bookmark text:name="cite_ref-submission_1-1"/><text:span text:style-name="T11">”</text:span><text:span text:style-name="T11"><text:note text:id="ftn1" text:note-class="footnote"><text:note-citation>2</text:note-citation><text:note-body><text:p text:style-name="P24"><text:span text:style-name="T24"><text:s/>Web Application Description Language: W3C Member Submission 31</text:span></text:p></text:note-body></text:note></text:span></text:p>
      <text:p text:style-name="P6"><text:span text:style-name="T11"/></text:p>
      <text:p text:style-name="P12"><text:span text:style-name="T30">WADL</text:span><text:span text:style-name="T11"> files</text:span><text:span text:style-name="T3"> </text:span><text:span text:style-name="T11">are not an option since they are not mandatory in web projects, so developing a solution built on </text:span><text:span text:style-name="T30">WADL</text:span><text:span text:style-name="T11"> would force developers to write </text:span><text:span text:style-name="T30">WADL</text:span><text:span text:style-name="T11"> file</text:span><text:span text:style-name="T39">s</text:span><text:span text:style-name="T11"> for this purpose only.</text:span></text:p>
      <text:p text:style-name="P6"><text:span text:style-name="T11"/></text:p>
      <text:p text:style-name="P12"><text:span text:style-name="T11">Moreover </text:span><text:span text:style-name="T30">WADL</text:span><text:span text:style-name="T11"> grammar is not standardized. In the CXF implementation, it is not possible to distinguish between arguments and returned objects <text:s/>and to sort arguments, at least with th</text:span><text:span text:style-name="T39">e </text:span><text:span text:style-name="T11">automatically generated version.</text:span></text:p>
      <text:p text:style-name="P14"><text:span text:style-name="T12"/></text:p>
      <text:p text:style-name="P14"><text:span text:style-name="T13">Another constraint was to not modify the core of CXF, so we finally chose to modify incoming objects structure. </text:span></text:p>
      <text:p text:style-name="P30"><text:span text:style-name="T1"/></text:p>
      <text:p text:style-name="P19"><text:span text:style-name="T3">II </text:span><text:span text:style-name="T14">Adopted s</text:span><text:span text:style-name="T3">olution</text:span></text:p>
      <text:p text:style-name="P8"><text:span text:style-name="T3"/></text:p>
      <text:p text:style-name="P8"><text:span text:style-name="T14">JAXRS filters are used to intercept incoming streams. Those filters are less specific than CXF interceptors </text:span><text:span text:style-name="T15">which </text:span><text:span text:style-name="T31">means</text:span><text:span text:style-name="T14"> our implementation ensuring the substititution principle compliance might be reused with other frameworks. </text:span></text:p>
      <text:p text:style-name="P15"><text:span text:style-name="T13"/></text:p>
      <text:p text:style-name="P15"><text:span text:style-name="T15">The filter calls</text:span><text:span text:style-name="T13"> an algorithm </text:span><text:span text:style-name="T15">we developed </text:span><text:span text:style-name="T13">which </text:span><text:span text:style-name="T14">modifies serialized objects. </text:span><text:span text:style-name="T11">XSL is not </text:span><text:span text:style-name="T31">used</text:span><text:span text:style-name="T11"> because it only allows transformations</text:span><text:span text:style-name="T3"> </text:span><text:span text:style-name="T12">between XML documents with constant structures. </text:span><text:span text:style-name="T31">The algorithm</text:span><text:span text:style-name="T14"> checks if the </text:span><text:span text:style-name="T31">XML</text:span><text:span text:style-name="T14"> HTTP body request contains the expected child nodes </text:span><text:span text:style-name="T32">which corresponds to </text:span><text:span text:style-name="T14">the </text:span><text:span text:style-name="T32">expected class</text:span><text:span text:style-name="T14"> fields, if it does it erases the unexpected child nodes and rename the root element so that it matches the expected class name.</text:span></text:p>
      <text:p text:style-name="P7"><text:span text:style-name="T14"/></text:p>
      <text:p text:style-name="P8"><text:span text:style-name="T14">In order to figure what is the structure of the expected incoming object, reflection is used on the method exposed by </text:span><text:span text:style-name="T15">the </text:span><text:span text:style-name="T14">service </text:span><text:span text:style-name="T15">targeted by the HTTP request</text:span><text:span text:style-name="T14">. </text:span></text:p>
      <text:p text:style-name="P1"><text:span text:style-name="T3"/></text:p>
      <text:p text:style-name="P19"><text:span text:style-name="T3">III </text:span><text:span text:style-name="T33">Major issues</text:span></text:p>
      <text:p text:style-name="P21"><text:span text:style-name="T3"/></text:p>
      <text:p text:style-name="P22"><text:span text:style-name="T34">1) D</text:span><text:span text:style-name="T28">etection of inherited fields</text:span></text:p>
      <text:p text:style-name="P16"><text:span text:style-name="T34"/></text:p>
      <text:p text:style-name="P17"><text:span text:style-name="T39">When the algorithm </text:span><text:span text:style-name="T40">tries</text:span><text:span text:style-name="T39"> to detect unexpected fields in incoming objects, fields that are not immediately inherited from the expected super-class are erased. ==&gt; we'll fix this</text:span></text:p>
      <text:p text:style-name="P16"><text:span text:style-name="T34"/></text:p>
      <text:p text:style-name="P23"><text:span text:style-name="T34">2) </text:span><text:span text:style-name="T27">Interface</text:span><text:span text:style-name="T41">s</text:span><text:span text:style-name="T27"> and abstract classes in services</text:span></text:p>
      <text:p text:style-name="P10"><text:span text:style-name="T27"/></text:p>
      <text:p text:style-name="P16"><text:span text:style-name="T35">A</text:span><text:span text:style-name="T34">bstract objects cannot be instantiated thus when the algorithm modifies incoming serialized objects </text:span><text:span text:style-name="T42">(</text:span><text:span text:style-name="T34">so that their root element matches an abstract object</text:span><text:span text:style-name="T42">) </text:span><text:span text:style-name="T34">unmarshalling cannot be completed. </text:span><text:span text:style-name="T35">In that case users should specify a dependency on a class implementation. </text:span><text:span text:style-name="T36">We defined an annotation for that purpose.</text:span></text:p>
      <text:p text:style-name="P10"><text:span text:style-name="T27"><text:s/></text:span></text:p>
      <text:p text:style-name="P1"><text:span text:style-name="T3"/></text:p>
      <text:p text:style-name="P27"><text:span text:style-name="T3"/></text:p>
      <text:p text:style-name="P20"><text:span text:style-name="T15">References</text:span></text:p>
      <text:p text:style-name="P8"><text:span text:style-name="T15"/></text:p>
      <text:p text:style-name="Standard"><text:span text:style-name="T15">Diana Allam, Hervé</text:span> Grall and Jean-Claude Royer</text:p>
      <text:p text:style-name="P9"><text:span text:style-name="T15">From Object-Oriented Programming to Service-Oriented Computing:</text:span></text:p>
      <text:p text:style-name="P8"><text:span text:style-name="T25">How to Improve Interoperability by Preserving Subtyping</text:span> <text:a xlink:type="simple" xlink:href="http://hal.archives-ouvertes.fr/docs/00/80/01/53/PDF/main.pdf"><text:span text:style-name="T15">http://hal.archives-ouvertes.fr/docs/00/80/01/53/PDF/main.pdf</text:span></text:a></text:p>
      <text:p text:style-name="P8"><text:span text:style-name="T15"/></text:p>
      <text:p text:style-name="P8"><text:span text:style-name="T15">Official CXF documentation for JAXRS filters</text:span></text:p>
      <text:p text:style-name="P8"><text:a xlink:type="simple" xlink:href="http://cxf.apache.org/docs/jax-rs-filters.html#JAX-RSFilters-DifferencebetweenJAXRSfiltersandCXFinterceptors"><text:span text:style-name="T15">http://cxf.apache.org/docs/jax-rs-filters.html#JAX-RSFilters-DifferencebetweenJAXRSfiltersandCXFinterceptors</text:span></text:a></text:p>
      <text:p text:style-name="P8"><text:span text:style-name="T15"/></text:p>
      <text:p text:style-name="P8"><text:span text:style-name="T15">CXF documentation wiki for JAXRS context injection</text:span></text:p>
      <text:p text:style-name="P8"><text:a xlink:type="simple" xlink:href="https://cwiki.apache.org/confluence/display/CXF20DOC/JAX-RS+Basics#JAX-RSBasics-ResourceInfo"><text:span text:style-name="T15">https://cwiki.apache.org/confluence/display/CXF20DOC/JAX-RS+Basics#JAX-RSBasics-ResourceInfo</text:span></text:a></text:p>
      <text:p text:style-name="P8"><text:span text:style-name="T15"/></text:p>
      <text:p text:style-name="P13"><text:a xlink:type="simple" xlink:href="http://en.wikipedia.org/wiki/Sun_Microsystems"><text:span text:style-name="T15">Sun Microsystems</text:span></text:a><text:span text:style-name="T15"> </text:span></text:p>
      <text:p text:style-name="P13"><text:span text:style-name="T15">(31 August 2009). </text:span><text:span text:style-name="T24">Web Application Description Language: W3C Member Submission 31 August 2009.</text:span> World Wide Web Consortium.<text:span text:style-name="T15"> </text:span></text:p>
      <text:p text:style-name="P13"><text:a xlink:type="simple" xlink:href="http://www.w3.org/Submission/wadl/"><text:span text:style-name="T30">http://www.w3.org/Submission/wadl/</text:span></text:a></text:p>
      <text:p text:style-name="P12"><text:span text:style-name="T30"/></text:p>
      <text:p text:style-name="P12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omi </meta:initial-creator>
    <meta:creation-date>2014-01-27T14:34:12</meta:creation-date>
    <dc:date>2014-01-28T16:07:50</dc:date>
    <dc:creator>Noomi </dc:creator>
    <meta:editing-duration>PT21H28M35S</meta:editing-duration>
    <meta:editing-cycles>25</meta:editing-cycles>
    <meta:generator>LibreOffice/4.0.2.2$Linux_X86_64 LibreOffice_project/400m0$Build-2</meta:generator>
    <meta:document-statistic meta:table-count="0" meta:image-count="0" meta:object-count="0" meta:page-count="3" meta:paragraph-count="40" meta:word-count="693" meta:character-count="4832" meta:non-whitespace-character-count="4164"/>
  </office:meta>
</office:document-meta>
</file>